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3.7874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4.5811in"/>
    </style:style>
    <style:style style:name="co6" style:family="table-column">
      <style:table-column-properties fo:break-before="auto" style:column-width="5.3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965in"/>
    </style:style>
    <style:style style:name="co9" style:family="table-column">
      <style:table-column-properties fo:break-before="auto" style:column-width="4.0953in"/>
    </style:style>
    <style:style style:name="co10" style:family="table-column">
      <style:table-column-properties fo:break-before="auto" style:column-width="1.972in"/>
    </style:style>
    <style:style style:name="co11" style:family="table-column">
      <style:table-column-properties fo:break-before="auto" style:column-width="4.7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ddha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ricb/Engineering/KBADC/kicad/buddhabox/buddhabox.kicad_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18 Jul 2023 10:48:48 AM M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-3.fc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B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_SMD:L_Taiyo-Yuden_MD-2020</text:p>
          </table:table-cell>
          <table:table-cell office:value-type="string" calcext:value-type="string">
            <text:p>MDMK2020T3R3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V1</text:p>
          </table:table-cell>
          <table:table-cell office:value-type="string" calcext:value-type="string">
            <text:p>RV12</text:p>
          </table:table-cell>
          <table:table-cell office:value-type="string" calcext:value-type="string">
            <text:p>emeb_library:RV1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PS61291DRVR</text:p>
          </table:table-cell>
          <table:table-cell office:value-type="string" calcext:value-type="string">
            <text:p>emeb_library:SON65P200X200X80-7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emeb_library:RP20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PAM8302AAD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https://www.diodes.com/assets/Datasheets/PAM8302A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W25Q32JVZPIQ</text:p>
          </table:table-cell>
          <table:table-cell office:value-type="string" calcext:value-type="string">
            <text:p>Package_SON:WSON-8-1EP_6x5mm_P1.27mm_EP3.4x4.3mm</text:p>
          </table:table-cell>
          <table:table-cell office:value-type="string" calcext:value-type="string">
            <text:p>http://www.winbond.com/resource-files/w25q32jv%20revg%2003272018%20plus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Crystal:Crystal_SMD_3225-4Pin_3.2x2.5mm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16, C17, 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6, C8, C9, C10, C11, C12, C13, C15, C18, C19, C21, 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2, C2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6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diodes.com/_files/datasheets/ds11005.pd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1, FB2, FB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_SMD:L_Taiyo-Yuden_MD-2020</text:p>
          </table:table-cell>
          <table:table-cell office:value-type="string" calcext:value-type="string">
            <text:p>MDMK2020T3R3M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6, 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V12</text:p>
          </table:table-cell>
          <table:table-cell office:value-type="string" calcext:value-type="string">
            <text:p>emeb_library:RV1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S61291DRVR</text:p>
          </table:table-cell>
          <table:table-cell office:value-type="string" calcext:value-type="string">
            <text:p>emeb_library:SON65P200X200X80-7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emeb_library:RP204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AM8302AAD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https://www.diodes.com/assets/Datasheets/PAM8302A.p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W25Q32JVZPIQ</text:p>
          </table:table-cell>
          <table:table-cell office:value-type="string" calcext:value-type="string">
            <text:p>Package_SON:WSON-8-1EP_6x5mm_P1.27mm_EP3.4x4.3mm</text:p>
          </table:table-cell>
          <table:table-cell office:value-type="string" calcext:value-type="string">
            <text:p>http://www.winbond.com/resource-files/w25q32jv%20revg%2003272018%20plus.pd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Crystal:Crystal_SMD_3225-4Pin_3.2x2.5mm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icked</text:p>
          </table:table-cell>
          <table:table-cell office:value-type="string" calcext:value-type="string">
            <text:p>plac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16, C17, 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6, C8, C9, C10, C11, C12, C13, C15, C18, C19, C21, 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2, C2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4, C26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ong pkg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B1, FB2, FB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eh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_SMD:L_Taiyo-Yuden_MD-2020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6, 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4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V12</text:p>
          </table:table-cell>
          <table:table-cell office:value-type="string" calcext:value-type="string">
            <text:p>emeb_library:RV12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PS61291DRVR</text:p>
          </table:table-cell>
          <table:table-cell office:value-type="string" calcext:value-type="string">
            <text:p>emeb_library:SON65P200X200X80-7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emeb_library:RP2040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AM8302AAD</text:p>
          </table:table-cell>
          <table:table-cell office:value-type="string" calcext:value-type="string">
            <text:p>Package_SO:TSSOP-8_3x3mm_P0.65m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W25Q32JVZPIQ</text:p>
          </table:table-cell>
          <table:table-cell office:value-type="string" calcext:value-type="string">
            <text:p>Package_SON:WSON-8-1EP_6x5mm_P1.27mm_EP3.4x4.3mm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4pin_SMD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8T14:03:17.558781166</dc:date>
    <meta:editing-duration>PT1H5M50S</meta:editing-duration>
    <meta:editing-cycles>4</meta:editing-cycles>
    <meta:generator>LibreOffice/7.3.7.2$Linux_X86_64 LibreOffice_project/30$Build-2</meta:generator>
    <meta:document-statistic meta:table-count="2" meta:cell-count="569" meta:object-count="0"/>
  </office:meta>
</office:document-meta>
</file>